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Default">
      <style:table-cell-properties fo:border="0.99pt solid #000000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Site struktur och wireframes för <text:s/>varje sida, desktop onl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Site struktur och wireframes för <text:s/>varje sida, desktop only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Mockups <text:s/>i Figm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Mockups <text:s/>i Fig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webbsidans template enligt Figma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Merinfo och produktens bild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table:number-columns-repeated="5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Skapa konto/login?</text:p>
          </table:table-cell>
          <table:table-cell/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Texter och bilder för sidan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6" calcext:value-type="date">
            <text:p>2021-01-06</text:p>
          </table:table-cell>
          <table:table-cell office:value-type="string" calcext:value-type="string">
            <text:p>Skapa imitation Se det växa live feature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office:value-type="string" calcext:value-type="string">
            <text:p>Varukorg komponent med Slutför köp cykel (imitation)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office:value-type="string" calcext:value-type="string">
            <text:p>Prerarationer före release MVP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number-columns-repeated="5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number-columns-repeated="2"/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number-columns-repeated="5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number-columns-repeated="2"/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5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number-columns-repeated="2"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14"/>
        <table:table-column table:style-name="co5" table:default-cell-style-name="ce34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16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Date</text:p>
          </table:table-cell>
          <table:table-cell table:style-name="ce32" office:value-type="string" calcext:value-type="string">
            <text:p>Sum - Time, hours</text:p>
          </table:table-cell>
        </table:table-row>
        <table:table-row table:style-name="ro2">
          <table:table-cell table:style-name="ce13" office:value-type="date" office:date-value="2020-12-15" calcext:value-type="date">
            <text:p>2020-12-15</text:p>
          </table:table-cell>
          <table:table-cell table:style-name="ce33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35" office:value-type="float" office:value="7" calcext:value-type="float">
            <text:p>7</text:p>
          </table:table-cell>
        </table:table-row>
        <table:table-row table:style-name="ro2">
          <table:table-cell table:style-name="ce15" office:value-type="string" calcext:value-type="string">
            <text:p>Total Result</text:p>
          </table:table-cell>
          <table:table-cell table:style-name="ce36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20:55:36.538038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02T21:08:09.399652528</dc:date>
    <meta:editing-duration>PT31M17S</meta:editing-duration>
    <meta:editing-cycles>5</meta:editing-cycles>
    <meta:generator>LibreOffice/6.4.6.2$Linux_X86_64 LibreOffice_project/40$Build-2</meta:generator>
    <meta:document-statistic meta:table-count="2" meta:cell-count="153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